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1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4.388cm" fo:min-width="7.604cm" fo:padding-top="0.175cm" fo:padding-bottom="0.175cm" fo:padding-left="0.3cm" fo:padding-right="0.3cm" fo:wrap-option="wrap"/>
    </style:style>
    <style:style style:name="gr2" style:family="graphic" style:parent-style-name="standard">
      <style:graphic-properties draw:stroke="none" svg:stroke-color="#000000" draw:fill="none" draw:fill-color="#ffffff" fo:min-height="1.08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164cm"/>
      <style:paragraph-properties style:writing-mode="lr-tb"/>
    </style:style>
    <style:style style:name="gr5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1.49cm" fo:min-width="2.088cm" fo:padding-top="0.175cm" fo:padding-bottom="0.175cm" fo:padding-left="0.3cm" fo:padding-right="0.3cm" fo:wrap-option="wrap"/>
      <style:paragraph-properties style:writing-mode="lr-tb"/>
    </style:style>
    <style:style style:name="gr6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fo:min-height="0.7cm"/>
      <style:paragraph-properties style:writing-mode="lr-tb"/>
    </style:style>
    <style:style style:name="gr8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1.136cm" fo:min-width="2.866cm" fo:padding-top="0.175cm" fo:padding-bottom="0.175cm" fo:padding-left="0.3cm" fo:padding-right="0.3cm" fo:wrap-option="wrap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564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0.5pt" style:font-size-asian="10.5pt" style:font-size-complex="10.5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font-size="10.5pt" style:font-size-asian="10.5pt" style:font-size-complex="10.5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11.6cm" svg:height="6.7cm" svg:x="3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075cm" svg:height="1.333cm" svg:x="3.6cm" svg:y="5.3cm">
          <draw:text-box>
            <text:p>z</text:p>
          </draw:text-box>
        </draw:frame>
        <draw:frame draw:style-name="gr3" draw:text-style-name="P2" draw:layer="layout" svg:width="1.075cm" svg:height="1.1cm" svg:x="3.125cm" svg:y="4.2cm">
          <draw:text-box>
            <text:p>y</text:p>
          </draw:text-box>
        </draw:frame>
        <draw:frame draw:style-name="gr4" draw:text-style-name="P2" draw:layer="layout" svg:width="1.075cm" svg:height="1.414cm" svg:x="3.3cm" svg:y="2.786cm">
          <draw:text-box>
            <text:p>x</text:p>
          </draw:text-box>
        </draw:frame>
        <draw:custom-shape draw:style-name="gr5" draw:text-style-name="P4" draw:layer="layout" svg:width="3.8cm" svg:height="2.6cm" svg:x="5.4cm" svg:y="1.5cm">
          <text:p text:style-name="P3"><text:span text:style-name="T1">tf.math.ad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10.7cm" svg:y1="6cm" svg:x2="15.8cm" svg:y2="6cm">
          <text:p/>
        </draw:line>
        <draw:line draw:style-name="gr6" draw:text-style-name="P5" draw:layer="layout" svg:x1="4.1cm" svg:y1="3.2cm" svg:x2="5.4cm" svg:y2="2.5cm">
          <text:p/>
        </draw:line>
        <draw:line draw:style-name="gr6" draw:text-style-name="P5" draw:layer="layout" svg:x1="3.8cm" svg:y1="4.7cm" svg:x2="5.8cm" svg:y2="3.6cm">
          <text:p/>
        </draw:line>
        <draw:line draw:style-name="gr6" draw:text-style-name="P5" draw:layer="layout" svg:x1="4.2cm" svg:y1="6cm" svg:x2="5.8cm" svg:y2="6.1cm">
          <text:p/>
        </draw:line>
        <draw:line draw:style-name="gr6" draw:text-style-name="P5" draw:layer="layout" svg:x1="9.2cm" svg:y1="3.1cm" svg:x2="8.1cm" svg:y2="5.1cm">
          <text:p/>
        </draw:line>
        <draw:frame draw:style-name="gr7" draw:text-style-name="P2" draw:layer="layout" svg:width="4.6cm" svg:height="0.95cm" svg:x="1.1cm" svg:y="1.45cm">
          <draw:text-box>
            <text:p><text:s text:c="3"/>myOP</text:p>
          </draw:text-box>
        </draw:frame>
        <draw:custom-shape draw:style-name="gr8" draw:text-style-name="P4" draw:layer="layout" svg:width="4.9cm" svg:height="2.1cm" svg:x="5.7cm" svg:y="5cm">
          <text:p text:style-name="P6"><text:span text:style-name="T1">tf.math.multipl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4.1cm" svg:height="0.814cm" svg:x="8.6cm" svg:y="3.786cm">
          <draw:text-box>
            <text:p text:style-name="P7"><text:span text:style-name="T2">tm</text:span><text:span text:style-name="T2">p1 </text:span><text:span text:style-name="T2">= </text:span><text:span text:style-name="T2">x+</text:span><text:span text:style-name="T2">y</text:span></text:p>
          </draw:text-box>
        </draw:frame>
        <draw:frame draw:style-name="gr9" draw:text-style-name="P8" draw:layer="layout" svg:width="4.1cm" svg:height="0.814cm" svg:x="10.5cm" svg:y="5.286cm">
          <draw:text-box>
            <text:p text:style-name="P7"><text:span text:style-name="T2">tmp2 = tmp1*z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1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1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6-11-19T18:10:25</meta:creation-date>
    <dc:date>2020-09-07T15:12:30.026027565</dc:date>
    <meta:editing-duration>PT22M8S</meta:editing-duration>
    <meta:editing-cycles>19</meta:editing-cycles>
    <meta:generator>LibreOffice/6.4.5.2$Linux_X86_64 LibreOffice_project/40$Build-2</meta:generator>
    <meta:document-statistic meta:object-count="14"/>
  </office:meta>
</office:document-meta>
</file>